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2"/>
        <table:table-column table:style-name="co1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nif</text:p>
          </table:table-cell>
          <table:table-cell office:value-type="string" table:style-name="ce2">
            <text:p>import</text:p>
          </table:table-cell>
          <table:table-cell office:value-type="string" table:style-name="ce1">
            <text:p>inser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741518Y</text:p>
          </table:table-cell>
          <table:table-cell office:value-type="string" table:style-name="ce2">
            <text:p>88.97</text:p>
          </table:table-cell>
          <table:table-cell office:value-type="string" office:string-value="insert into aportacions (nif, txt_import) values ('32741518Y', '88.97');" table:formula="of:=&quot;insert into aportacions (nif, txt_import) values ('&quot;&amp;[.A2]&amp;&quot;', '&quot;&amp;[.B2]&amp;&quot;');&quot;" table:style-name="ce1">
            <text:p>insert into aportacions (nif, txt_import) values ('32741518Y', '88.97')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961200R</text:p>
          </table:table-cell>
          <table:table-cell office:value-type="string" table:style-name="ce2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60504319J</text:p>
          </table:table-cell>
          <table:table-cell office:value-type="string" table:style-name="ce2">
            <text:p>69,7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86749552S</text:p>
          </table:table-cell>
          <table:table-cell office:value-type="string" table:style-name="ce2">
            <text:p>91.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44532705J</text:p>
          </table:table-cell>
          <table:table-cell office:value-type="string" table:style-name="ce2">
            <text:p>165.8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61710332K</text:p>
          </table:table-cell>
          <table:table-cell office:value-type="string" table:style-name="ce2">
            <text:p>162.6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79609198B</text:p>
          </table:table-cell>
          <table:table-cell office:value-type="string" table:style-name="ce2">
            <text:p>102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37805292</text:p>
          </table:table-cell>
          <table:table-cell office:value-type="string" table:style-name="ce2">
            <text:p>98.3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8061823R</text:p>
          </table:table-cell>
          <table:table-cell office:value-type="string" table:style-name="ce2">
            <text:p>164.7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3572170E</text:p>
          </table:table-cell>
          <table:table-cell office:value-type="string" table:style-name="ce2">
            <text:p>54.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55642799A</text:p>
          </table:table-cell>
          <table:table-cell office:value-type="string" table:style-name="ce2">
            <text:p>108.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9186271F</text:p>
          </table:table-cell>
          <table:table-cell office:value-type="string" table:style-name="ce2">
            <text:p>111.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14743546V</text:p>
          </table:table-cell>
          <table:table-cell office:value-type="string" table:style-name="ce2">
            <text:p>83.1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78398573Z</text:p>
          </table:table-cell>
          <table:table-cell office:value-type="string" table:style-name="ce2">
            <text:p>71.9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69046315Q</text:p>
          </table:table-cell>
          <table:table-cell office:value-type="string" table:style-name="ce2">
            <text:p>100.5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17643905F</text:p>
          </table:table-cell>
          <table:table-cell office:value-type="string" table:style-name="ce2">
            <text:p>101.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7611141D</text:p>
          </table:table-cell>
          <table:table-cell office:value-type="string" table:style-name="ce2">
            <text:p>-61.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1331762J</text:p>
          </table:table-cell>
          <table:table-cell office:value-type="string" table:style-name="ce2">
            <text:p>149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2947666T</text:p>
          </table:table-cell>
          <table:table-cell office:value-type="string" table:style-name="ce2">
            <text:p>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3836853J</text:p>
          </table:table-cell>
          <table:table-cell office:value-type="string" table:style-name="ce2">
            <text:p>72.78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Rafa Aracil López</dc:creator>
    <meta:creation-date>2020-02-24T19:29:02Z</meta:creation-date>
    <dc:date>2021-03-07T18:54:48Z</dc:date>
    <meta:editing-cycles>3</meta:editing-cycles>
    <meta:editing-duration>PT2012S</meta:editing-duration>
  </office:meta>
</office:document-meta>
</file>